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ebook</text:p>
      <text:p text:style-name="Standard">&lt;input id="email" class="inputtext" type="text" tabindex="1" value="" name="email"&gt;</text:p>
      <text:p text:style-name="Standard">&lt;/td&gt;</text:p>
      <text:p text:style-name="Standard">&lt;td&gt;</text:p>
      <text:p text:style-name="Standard">&lt;input id="pass" class="inputtext" type="password" tabindex="2" name="pass"&gt;<text:line-break/><text:line-break/>la cantidad de parametros son 5 entre ellos el email y el pass son parametros que se envian<text:line-break/><text:line-break/>UNQ<text:line-break/><text:line-break/>0 peticiones<text:line-break/><text:line-break/>Google <text:line-break/><text:line-break/>3 peticion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22:37:30</meta:creation-date>
    <meta:generator>LibreOffice/3.5$Linux_x86 LibreOffice_project/350m1$Build-2</meta:generator>
    <dc:date>2012-10-10T22:38:27</dc:date>
    <meta:editing-duration>P0D</meta:editing-duration>
    <meta:editing-cycles>1</meta:editing-cycles>
    <meta:document-statistic meta:table-count="0" meta:image-count="0" meta:object-count="0" meta:page-count="1" meta:paragraph-count="5" meta:word-count="40" meta:character-count="311" meta:non-whitespace-character-count="270"/>
  </office:meta>
</office:document-meta>
</file>